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 Village?
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 south
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 knockin'
about in there, right? There are lots o' places like
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